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00000036F600003690AFA31C9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4.037cm" svg:height="13.935cm" svg:x="1.3cm" svg:y="1.3cm">
          <draw:image xlink:href="Pictures/20000100000036F600003690AFA31C9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6.5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Michael Lawrence</meta:initial-creator>
    <meta:creation-date>2007-11-12T16:58:44</meta:creation-date>
    <dc:creator>Michael Lawrence</dc:creator>
    <dc:date>2007-12-10T05:59:57</dc:date>
    <meta:editing-cycles>3</meta:editing-cycles>
    <meta:editing-duration>PT15M45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